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71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>
            <text:p>Data Size</text:p>
          </table:table-cell>
          <table:table-cell table:style-name="ce1" office:value-type="string">
            <text:p>No of Jobs</text:p>
          </table:table-cell>
          <table:table-cell table:style-name="ce1" office:value-type="string">
            <text:p>No of process</text:p>
          </table:table-cell>
          <table:table-cell table:style-name="ce1" office:value-type="string">
            <text:p>Total Time</text:p>
          </table:table-cell>
          <table:table-cell table:style-name="ce1" office:value-type="string">
            <text:p>Pilot setup time</text:p>
          </table:table-cell>
          <table:table-cell table:style-name="ce1" office:value-type="string">
            <text:p>Subjob setup time</text:p>
          </table:table-cell>
          <table:table-cell table:style-name="ce1" office:value-type="string">
            <text:p>Subjob wait time/Execution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ExecutionTime/job</text:p>
          </table:table-cell>
          <table:table-cell table:style-name="ce1" office:value-type="string">
            <text:p>Data/job</text:p>
          </table:table-cell>
          <table:table-cell table:style-name="ce1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8">
            <text:p>8</text:p>
          </table:table-cell>
          <table:table-cell office:value-type="float" office:value="96.3666071892">
            <text:p>96.3666071892</text:p>
          </table:table-cell>
          <table:table-cell office:value-type="float" office:value="5.69081521034">
            <text:p>5.6908152103</text:p>
          </table:table-cell>
          <table:table-cell office:value-type="float" office:value="81.4949469566">
            <text:p>81.4949469566</text:p>
          </table:table-cell>
          <table:table-cell office:value-type="float" office:value="80.1978440285">
            <text:p>80.1978440285</text:p>
          </table:table-cell>
          <table:table-cell office:value-type="float" office:value="9.1808450222">
            <text:p>9.1808450222</text:p>
          </table:table-cell>
          <table:table-cell table:formula="of:=[.G3]/[.B3]" office:value-type="float" office:value="10.0247305035625">
            <text:p>10.0247305036</text:p>
          </table:table-cell>
          <table:table-cell table:formula="of:=[.A3]/[.B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office:value-type="float" office:value="512">
            <text:p>512</text:p>
          </table:table-cell>
          <table:table-cell table:number-columns-repeated="2" office:value-type="float" office:value="8">
            <text:p>8</text:p>
          </table:table-cell>
          <table:table-cell office:value-type="float" office:value="98.8140420914">
            <text:p>98.8140420914</text:p>
          </table:table-cell>
          <table:table-cell office:value-type="float" office:value="5.75557613373">
            <text:p>5.7555761337</text:p>
          </table:table-cell>
          <table:table-cell office:value-type="float" office:value="81.6854219437">
            <text:p>81.6854219437</text:p>
          </table:table-cell>
          <table:table-cell office:value-type="float" office:value="80.2850291729">
            <text:p>80.2850291729</text:p>
          </table:table-cell>
          <table:table-cell office:value-type="float" office:value="11.373044014">
            <text:p>11.373044014</text:p>
          </table:table-cell>
          <table:table-cell table:formula="of:=[.G4]/[.B4]" office:value-type="float" office:value="10.0356286466125">
            <text:p>10.0356286466</text:p>
          </table:table-cell>
          <table:table-cell table:formula="of:=[.A4]/[.B4]" office:value-type="float" office:value="64">
            <text:p>64</text:p>
          </table:table-cell>
          <table:table-cell table:number-columns-repeated="1014"/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float" office:value="8">
            <text:p>8</text:p>
          </table:table-cell>
          <table:table-cell office:value-type="float" office:value="96.9721286297">
            <text:p>96.9721286297</text:p>
          </table:table-cell>
          <table:table-cell office:value-type="float" office:value="6.06735301018">
            <text:p>6.0673530102</text:p>
          </table:table-cell>
          <table:table-cell office:value-type="float" office:value="81.763838768">
            <text:p>81.763838768</text:p>
          </table:table-cell>
          <table:table-cell office:value-type="float" office:value="80.3210718632">
            <text:p>80.3210718632</text:p>
          </table:table-cell>
          <table:table-cell office:value-type="float" office:value="9.1409368515">
            <text:p>9.1409368515</text:p>
          </table:table-cell>
          <table:table-cell table:formula="of:=[.G5]/[.B5]" office:value-type="float" office:value="10.0401339829">
            <text:p>10.0401339829</text:p>
          </table:table-cell>
          <table:table-cell table:formula="of:=[.A5]/[.B5]" office:value-type="float" office:value="128">
            <text:p>128</text:p>
          </table:table-cell>
          <table:table-cell table:number-columns-repeated="1014"/>
        </table:table-row>
        <table:table-row table:style-name="ro2">
          <table:table-cell office:value-type="float" office:value="2048">
            <text:p>2048</text:p>
          </table:table-cell>
          <table:table-cell table:number-columns-repeated="2" office:value-type="float" office:value="8">
            <text:p>8</text:p>
          </table:table-cell>
          <table:table-cell office:value-type="float" office:value="96.8196680546">
            <text:p>96.8196680546</text:p>
          </table:table-cell>
          <table:table-cell office:value-type="float" office:value="5.88230204582">
            <text:p>5.8823020458</text:p>
          </table:table-cell>
          <table:table-cell office:value-type="float" office:value="81.7438678741">
            <text:p>81.7438678741</text:p>
          </table:table-cell>
          <table:table-cell office:value-type="float" office:value="80.1623129845">
            <text:p>80.1623129845</text:p>
          </table:table-cell>
          <table:table-cell office:value-type="float" office:value="9.19349813461">
            <text:p>9.1934981346</text:p>
          </table:table-cell>
          <table:table-cell table:formula="of:=[.G6]/[.B6]" office:value-type="float" office:value="10.0202891230625">
            <text:p>10.0202891231</text:p>
          </table:table-cell>
          <table:table-cell table:formula="of:=[.A6]/[.B6]" office:value-type="float" office:value="256">
            <text:p>256</text:p>
          </table:table-cell>
          <table:table-cell table:number-columns-repeated="1014"/>
        </table:table-row>
        <table:table-row table:style-name="ro2">
          <table:table-cell office:value-type="float" office:value="4096">
            <text:p>4096</text:p>
          </table:table-cell>
          <table:table-cell table:number-columns-repeated="2" office:value-type="float" office:value="8">
            <text:p>8</text:p>
          </table:table-cell>
          <table:table-cell office:value-type="float" office:value="96.4340097904">
            <text:p>96.4340097904</text:p>
          </table:table-cell>
          <table:table-cell office:value-type="float" office:value="5.74067902565">
            <text:p>5.7406790257</text:p>
          </table:table-cell>
          <table:table-cell office:value-type="float" office:value="81.5736889839">
            <text:p>81.5736889839</text:p>
          </table:table-cell>
          <table:table-cell office:value-type="float" office:value="80.0409128666">
            <text:p>80.0409128666</text:p>
          </table:table-cell>
          <table:table-cell office:value-type="float" office:value="9.11964178085">
            <text:p>9.1196417809</text:p>
          </table:table-cell>
          <table:table-cell table:formula="of:=[.G7]/[.B7]" office:value-type="float" office:value="10.005114108325">
            <text:p>10.0051141083</text:p>
          </table:table-cell>
          <table:table-cell table:formula="of:=[.A7]/[.B7]" office:value-type="float" office:value="512">
            <text:p>512</text:p>
          </table:table-cell>
          <table:table-cell table:number-columns-repeated="1014"/>
        </table:table-row>
        <table:table-row table:style-name="ro2">
          <table:table-cell office:value-type="float" office:value="8192">
            <text:p>8192</text:p>
          </table:table-cell>
          <table:table-cell table:number-columns-repeated="2" office:value-type="float" office:value="8">
            <text:p>8</text:p>
          </table:table-cell>
          <table:table-cell office:value-type="float" office:value="97.1854329109">
            <text:p>97.1854329109</text:p>
          </table:table-cell>
          <table:table-cell office:value-type="float" office:value="5.66589999199">
            <text:p>5.665899992</text:p>
          </table:table-cell>
          <table:table-cell office:value-type="float" office:value="81.8608288765">
            <text:p>81.8608288765</text:p>
          </table:table-cell>
          <table:table-cell office:value-type="float" office:value="80.150094986">
            <text:p>80.150094986</text:p>
          </table:table-cell>
          <table:table-cell office:value-type="float" office:value="9.65870404243">
            <text:p>9.6587040424</text:p>
          </table:table-cell>
          <table:table-cell table:formula="of:=[.G8]/[.B8]" office:value-type="float" office:value="10.01876187325">
            <text:p>10.0187618733</text:p>
          </table:table-cell>
          <table:table-cell table:formula="of:=[.A8]/[.B8]" office:value-type="float" office:value="1024">
            <text:p>1024</text:p>
          </table:table-cell>
          <table:table-cell table:number-columns-repeated="1014"/>
        </table:table-row>
        <table:table-row table:style-name="ro2">
          <table:table-cell office:value-type="float" office:value="16384">
            <text:p>16384</text:p>
          </table:table-cell>
          <table:table-cell table:number-columns-repeated="2" office:value-type="float" office:value="8">
            <text:p>8</text:p>
          </table:table-cell>
          <table:table-cell office:value-type="float" office:value="104.827409983">
            <text:p>104.827409983</text:p>
          </table:table-cell>
          <table:table-cell office:value-type="float" office:value="11.9586939812">
            <text:p>11.9586939812</text:p>
          </table:table-cell>
          <table:table-cell office:value-type="float" office:value="81.7320911884">
            <text:p>81.7320911884</text:p>
          </table:table-cell>
          <table:table-cell office:value-type="float" office:value="80.1820938587">
            <text:p>80.1820938587</text:p>
          </table:table-cell>
          <table:table-cell office:value-type="float" office:value="11.1366248131">
            <text:p>11.1366248131</text:p>
          </table:table-cell>
          <table:table-cell table:formula="of:=[.G9]/[.B9]" office:value-type="float" office:value="10.0227617323375">
            <text:p>10.0227617323</text:p>
          </table:table-cell>
          <table:table-cell table:formula="of:=[.A9]/[.B9]" office:value-type="float" office:value="2048">
            <text:p>2048</text:p>
          </table:table-cell>
          <table:table-cell table:number-columns-repeated="1014"/>
        </table:table-row>
        <table:table-row table:style-name="ro2">
          <table:table-cell office:value-type="float" office:value="32768">
            <text:p>32768</text:p>
          </table:table-cell>
          <table:table-cell table:number-columns-repeated="2" office:value-type="float" office:value="8">
            <text:p>8</text:p>
          </table:table-cell>
          <table:table-cell office:value-type="float" office:value="99.195991993">
            <text:p>99.195991993</text:p>
          </table:table-cell>
          <table:table-cell office:value-type="float" office:value="5.98261404037">
            <text:p>5.9826140404</text:p>
          </table:table-cell>
          <table:table-cell office:value-type="float" office:value="81.2953009605">
            <text:p>81.2953009605</text:p>
          </table:table-cell>
          <table:table-cell office:value-type="float" office:value="78.70561409">
            <text:p>78.70561409</text:p>
          </table:table-cell>
          <table:table-cell office:value-type="float" office:value="11.918076992">
            <text:p>11.918076992</text:p>
          </table:table-cell>
          <table:table-cell table:formula="of:=[.G10]/[.B10]" office:value-type="float" office:value="9.83820176125">
            <text:p>9.8382017613</text:p>
          </table:table-cell>
          <table:table-cell table:formula="of:=[.A10]/[.B10]" office:value-type="float" office:value="4096">
            <text:p>4096</text:p>
          </table:table-cell>
          <table:table-cell table:number-columns-repeated="1014"/>
        </table:table-row>
        <table:table-row table:style-name="ro2">
          <table:table-cell office:value-type="float" office:value="65536">
            <text:p>65536</text:p>
          </table:table-cell>
          <table:table-cell table:number-columns-repeated="2" office:value-type="float" office:value="8">
            <text:p>8</text:p>
          </table:table-cell>
          <table:table-cell office:value-type="float" office:value="99.4585700035">
            <text:p>99.4585700035</text:p>
          </table:table-cell>
          <table:table-cell office:value-type="float" office:value="5.73761701584">
            <text:p>5.7376170158</text:p>
          </table:table-cell>
          <table:table-cell office:value-type="float" office:value="83.2833499908">
            <text:p>83.2833499908</text:p>
          </table:table-cell>
          <table:table-cell office:value-type="float" office:value="80.1455769539">
            <text:p>80.1455769539</text:p>
          </table:table-cell>
          <table:table-cell office:value-type="float" office:value="10.4376029968">
            <text:p>10.4376029968</text:p>
          </table:table-cell>
          <table:table-cell table:formula="of:=[.G11]/[.B11]" office:value-type="float" office:value="10.0181971192375">
            <text:p>10.0181971192</text:p>
          </table:table-cell>
          <table:table-cell table:formula="of:=[.A11]/[.B11]" office:value-type="float" office:value="8192">
            <text:p>8192</text:p>
          </table:table-cell>
          <table:table-cell table:number-columns-repeated="1014"/>
        </table:table-row>
        <table:table-row table:style-name="ro2">
          <table:table-cell office:value-type="float" office:value="131072">
            <text:p>131072</text:p>
          </table:table-cell>
          <table:table-cell table:number-columns-repeated="2" office:value-type="float" office:value="8">
            <text:p>8</text:p>
          </table:table-cell>
          <table:table-cell office:value-type="float" office:value="105.172531843">
            <text:p>105.172531843</text:p>
          </table:table-cell>
          <table:table-cell office:value-type="float" office:value="10.7419030666">
            <text:p>10.7419030666</text:p>
          </table:table-cell>
          <table:table-cell office:value-type="float" office:value="83.389936924">
            <text:p>83.389936924</text:p>
          </table:table-cell>
          <table:table-cell office:value-type="float" office:value="80.0951890945">
            <text:p>80.0951890945</text:p>
          </table:table-cell>
          <table:table-cell office:value-type="float" office:value="11.0406918526">
            <text:p>11.0406918526</text:p>
          </table:table-cell>
          <table:table-cell table:formula="of:=[.G12]/[.B12]" office:value-type="float" office:value="10.0118986368125">
            <text:p>10.0118986368</text:p>
          </table:table-cell>
          <table:table-cell table:formula="of:=[.A12]/[.B12]" office:value-type="float" office:value="16384">
            <text:p>16384</text:p>
          </table:table-cell>
          <table:table-cell table:number-columns-repeated="1014"/>
        </table:table-row>
        <table:table-row table:style-name="ro2">
          <table:table-cell office:value-type="float" office:value="262144">
            <text:p>262144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string">
            <text:p>Argument too long</text:p>
          </table:table-cell>
          <table:table-cell table:formula="of:=[.G13]/[.B13]" office:value-type="float" office:value="0">
            <text:p>#VALUE!</text:p>
          </table:table-cell>
          <table:table-cell table:formula="of:=[.A13]/[.B13]" office:value-type="float" office:value="32768">
            <text:p>32768</text:p>
          </table:table-cell>
          <table:table-cell table:number-columns-repeated="1014"/>
        </table:table-row>
        <table:table-row table:style-name="ro2">
          <table:table-cell office:value-type="float" office:value="524288">
            <text:p>524288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string">
            <text:p>Argument too long</text:p>
          </table:table-cell>
          <table:table-cell table:formula="of:=[.G14]/[.B14]" office:value-type="float" office:value="0">
            <text:p>#VALUE!</text:p>
          </table:table-cell>
          <table:table-cell table:formula="of:=[.A14]/[.B14]" office:value-type="float" office:value="65536">
            <text:p>65536</text:p>
          </table:table-cell>
          <table:table-cell table:number-columns-repeated="1014"/>
        </table:table-row>
        <table:table-row table:style-name="ro2">
          <table:table-cell office:value-type="float" office:value="1048576">
            <text:p>1048576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string">
            <text:p>Argument too long</text:p>
          </table:table-cell>
          <table:table-cell table:formula="of:=[.G15]/[.B15]" office:value-type="float" office:value="0">
            <text:p>#VALUE!</text:p>
          </table:table-cell>
          <table:table-cell table:formula="of:=[.A15]/[.B15]" office:value-type="float" office:value="131072">
            <text:p>131072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4"/>
          <table:table-cell/>
          <table:table-cell/>
          <table:table-cell table:formula="of:=[.G16]/[.B16]" office:value-type="float" office:value="0">
            <text:p>#DIV/0!</text:p>
          </table:table-cell>
          <table:table-cell table:formula="of:=[.A16]/[.B16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4"/>
          <table:table-cell/>
          <table:table-cell/>
          <table:table-cell table:formula="of:=[.G17]/[.B17]" office:value-type="float" office:value="0">
            <text:p>#DIV/0!</text:p>
          </table:table-cell>
          <table:table-cell table:formula="of:=[.A17]/[.B17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9.585232258">
            <text:p>109.585232258</text:p>
          </table:table-cell>
          <table:table-cell office:value-type="float" office:value="5.89068102837">
            <text:p>5.8906810284</text:p>
          </table:table-cell>
          <table:table-cell office:value-type="float" office:value="85.5702672005">
            <text:p>85.5702672005</text:p>
          </table:table-cell>
          <table:table-cell office:value-type="float" office:value="82.4514968395">
            <text:p>82.4514968395</text:p>
          </table:table-cell>
          <table:table-cell office:value-type="float" office:value="18.124284029">
            <text:p>18.124284029</text:p>
          </table:table-cell>
          <table:table-cell table:formula="of:=[.G18]/[.B18]" office:value-type="float" office:value="5.15321855246875">
            <text:p>5.1532185525</text:p>
          </table:table-cell>
          <table:table-cell table:formula="of:=[.A18]/[.B18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9.564942837">
            <text:p>109.564942837</text:p>
          </table:table-cell>
          <table:table-cell office:value-type="float" office:value="5.54860186577">
            <text:p>5.5486018658</text:p>
          </table:table-cell>
          <table:table-cell office:value-type="float" office:value="85.3984758854">
            <text:p>85.3984758854</text:p>
          </table:table-cell>
          <table:table-cell office:value-type="float" office:value="82.3665709496">
            <text:p>82.3665709496</text:p>
          </table:table-cell>
          <table:table-cell office:value-type="float" office:value="18.6178650856">
            <text:p>18.6178650856</text:p>
          </table:table-cell>
          <table:table-cell table:formula="of:=[.G19]/[.B19]" office:value-type="float" office:value="5.14791068435">
            <text:p>5.1479106844</text:p>
          </table:table-cell>
          <table:table-cell table:formula="of:=[.A19]/[.B19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9.167664766">
            <text:p>109.167664766</text:p>
          </table:table-cell>
          <table:table-cell office:value-type="float" office:value="5.55404186249">
            <text:p>5.5540418625</text:p>
          </table:table-cell>
          <table:table-cell office:value-type="float" office:value="85.2567648888">
            <text:p>85.2567648888</text:p>
          </table:table-cell>
          <table:table-cell office:value-type="float" office:value="82.5913438797">
            <text:p>82.5913438797</text:p>
          </table:table-cell>
          <table:table-cell office:value-type="float" office:value="18.3568580151">
            <text:p>18.3568580151</text:p>
          </table:table-cell>
          <table:table-cell table:formula="of:=[.G20]/[.B20]" office:value-type="float" office:value="5.16195899248125">
            <text:p>5.1619589925</text:p>
          </table:table-cell>
          <table:table-cell table:formula="of:=[.A20]/[.B20]" office:value-type="float" office:value="64">
            <text:p>64</text:p>
          </table:table-cell>
          <table:table-cell table:number-columns-repeated="101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9.165594101">
            <text:p>109.165594101</text:p>
          </table:table-cell>
          <table:table-cell office:value-type="float" office:value="5.58300209045">
            <text:p>5.5830020905</text:p>
          </table:table-cell>
          <table:table-cell office:value-type="float" office:value="85.0756790638">
            <text:p>85.0756790638</text:p>
          </table:table-cell>
          <table:table-cell office:value-type="float" office:value="82.3853888512">
            <text:p>82.3853888512</text:p>
          </table:table-cell>
          <table:table-cell office:value-type="float" office:value="18.5069129467">
            <text:p>18.5069129467</text:p>
          </table:table-cell>
          <table:table-cell table:formula="of:=[.G21]/[.B21]" office:value-type="float" office:value="5.1490868032">
            <text:p>5.1490868032</text:p>
          </table:table-cell>
          <table:table-cell table:formula="of:=[.A21]/[.B21]" office:value-type="float" office:value="128">
            <text:p>128</text:p>
          </table:table-cell>
          <table:table-cell table:number-columns-repeated="1014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9.90267086">
            <text:p>109.90267086</text:p>
          </table:table-cell>
          <table:table-cell office:value-type="float" office:value="5.89649105072">
            <text:p>5.8964910507</text:p>
          </table:table-cell>
          <table:table-cell office:value-type="float" office:value="85.6812210083">
            <text:p>85.6812210083</text:p>
          </table:table-cell>
          <table:table-cell office:value-type="float" office:value="82.6252110004">
            <text:p>82.6252110004</text:p>
          </table:table-cell>
          <table:table-cell office:value-type="float" office:value="18.3249588013">
            <text:p>18.3249588013</text:p>
          </table:table-cell>
          <table:table-cell table:formula="of:=[.G22]/[.B22]" office:value-type="float" office:value="5.164075687525">
            <text:p>5.1640756875</text:p>
          </table:table-cell>
          <table:table-cell table:formula="of:=[.A22]/[.B22]" office:value-type="float" office:value="256">
            <text:p>256</text:p>
          </table:table-cell>
          <table:table-cell table:number-columns-repeated="1014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0.221663952">
            <text:p>110.221663952</text:p>
          </table:table-cell>
          <table:table-cell office:value-type="float" office:value="5.6674349308">
            <text:p>5.6674349308</text:p>
          </table:table-cell>
          <table:table-cell office:value-type="float" office:value="86.0625660419">
            <text:p>86.0625660419</text:p>
          </table:table-cell>
          <table:table-cell office:value-type="float" office:value="83.015887022">
            <text:p>83.015887022</text:p>
          </table:table-cell>
          <table:table-cell office:value-type="float" office:value="18.4916629791">
            <text:p>18.4916629791</text:p>
          </table:table-cell>
          <table:table-cell table:formula="of:=[.G23]/[.B23]" office:value-type="float" office:value="5.188492938875">
            <text:p>5.1884929389</text:p>
          </table:table-cell>
          <table:table-cell table:formula="of:=[.A23]/[.B23]" office:value-type="float" office:value="512">
            <text:p>512</text:p>
          </table:table-cell>
          <table:table-cell table:number-columns-repeated="1014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0.12637496">
            <text:p>110.12637496</text:p>
          </table:table-cell>
          <table:table-cell office:value-type="float" office:value="5.57020783424">
            <text:p>5.5702078342</text:p>
          </table:table-cell>
          <table:table-cell office:value-type="float" office:value="85.0906550884">
            <text:p>85.0906550884</text:p>
          </table:table-cell>
          <table:table-cell office:value-type="float" office:value="82.4156680107">
            <text:p>82.4156680107</text:p>
          </table:table-cell>
          <table:table-cell office:value-type="float" office:value="19.4655120373">
            <text:p>19.4655120373</text:p>
          </table:table-cell>
          <table:table-cell table:formula="of:=[.G24]/[.B24]" office:value-type="float" office:value="5.15097925066875">
            <text:p>5.1509792507</text:p>
          </table:table-cell>
          <table:table-cell table:formula="of:=[.A24]/[.B24]" office:value-type="float" office:value="1024">
            <text:p>1024</text:p>
          </table:table-cell>
          <table:table-cell table:number-columns-repeated="1014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0.305145025">
            <text:p>110.305145025</text:p>
          </table:table-cell>
          <table:table-cell office:value-type="float" office:value="5.65719103813">
            <text:p>5.6571910381</text:p>
          </table:table-cell>
          <table:table-cell office:value-type="float" office:value="85.8271839619">
            <text:p>85.8271839619</text:p>
          </table:table-cell>
          <table:table-cell office:value-type="float" office:value="82.6154780388">
            <text:p>82.6154780388</text:p>
          </table:table-cell>
          <table:table-cell office:value-type="float" office:value="18.8207700253">
            <text:p>18.8207700253</text:p>
          </table:table-cell>
          <table:table-cell table:formula="of:=[.G25]/[.B25]" office:value-type="float" office:value="5.163467377425">
            <text:p>5.1634673774</text:p>
          </table:table-cell>
          <table:table-cell table:formula="of:=[.A25]/[.B25]" office:value-type="float" office:value="2048">
            <text:p>2048</text:p>
          </table:table-cell>
          <table:table-cell table:number-columns-repeated="1014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1.094207048">
            <text:p>111.094207048</text:p>
          </table:table-cell>
          <table:table-cell office:value-type="float" office:value="5.84785413742">
            <text:p>5.8478541374</text:p>
          </table:table-cell>
          <table:table-cell office:value-type="float" office:value="86.1219649315">
            <text:p>86.1219649315</text:p>
          </table:table-cell>
          <table:table-cell office:value-type="float" office:value="82.4987449646">
            <text:p>82.4987449646</text:p>
          </table:table-cell>
          <table:table-cell office:value-type="float" office:value="19.1243879795">
            <text:p>19.1243879795</text:p>
          </table:table-cell>
          <table:table-cell table:formula="of:=[.G26]/[.B26]" office:value-type="float" office:value="5.1561715602875">
            <text:p>5.1561715603</text:p>
          </table:table-cell>
          <table:table-cell table:formula="of:=[.A26]/[.B26]" office:value-type="float" office:value="4096">
            <text:p>4096</text:p>
          </table:table-cell>
          <table:table-cell table:number-columns-repeated="1014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4.872370243">
            <text:p>114.872370243</text:p>
          </table:table-cell>
          <table:table-cell office:value-type="float" office:value="7.77236509323">
            <text:p>7.7723650932</text:p>
          </table:table-cell>
          <table:table-cell office:value-type="float" office:value="86.7637341022">
            <text:p>86.7637341022</text:p>
          </table:table-cell>
          <table:table-cell office:value-type="float" office:value="80.5220081806">
            <text:p>80.5220081806</text:p>
          </table:table-cell>
          <table:table-cell office:value-type="float" office:value="20.3362710476">
            <text:p>20.3362710476</text:p>
          </table:table-cell>
          <table:table-cell table:formula="of:=[.G27]/[.B27]" office:value-type="float" office:value="5.0326255112875">
            <text:p>5.0326255113</text:p>
          </table:table-cell>
          <table:table-cell table:formula="of:=[.A27]/[.B27]" office:value-type="float" office:value="8192">
            <text:p>8192</text:p>
          </table:table-cell>
          <table:table-cell table:number-columns-repeated="1014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4.283399105">
            <text:p>114.283399105</text:p>
          </table:table-cell>
          <table:table-cell office:value-type="float" office:value="5.97257304192">
            <text:p>5.9725730419</text:p>
          </table:table-cell>
          <table:table-cell office:value-type="float" office:value="86.3430840969">
            <text:p>86.3430840969</text:p>
          </table:table-cell>
          <table:table-cell office:value-type="float" office:value="78.416301012">
            <text:p>78.416301012</text:p>
          </table:table-cell>
          <table:table-cell office:value-type="float" office:value="21.9677419662">
            <text:p>21.9677419662</text:p>
          </table:table-cell>
          <table:table-cell table:formula="of:=[.G28]/[.B28]" office:value-type="float" office:value="4.90101881325">
            <text:p>4.9010188133</text:p>
          </table:table-cell>
          <table:table-cell table:formula="of:=[.A28]/[.B28]" office:value-type="float" office:value="16384">
            <text:p>16384</text:p>
          </table:table-cell>
          <table:table-cell table:number-columns-repeated="1014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5" office:value-type="string">
            <text:p>Argument too long</text:p>
          </table:table-cell>
          <table:table-cell table:formula="of:=[.G29]/[.B29]" office:value-type="float" office:value="0">
            <text:p>#VALUE!</text:p>
          </table:table-cell>
          <table:table-cell table:formula="of:=[.A29]/[.B29]" office:value-type="float" office:value="32768">
            <text:p>32768</text:p>
          </table:table-cell>
          <table:table-cell table:number-columns-repeated="1014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5" office:value-type="string">
            <text:p>Argument too long</text:p>
          </table:table-cell>
          <table:table-cell table:formula="of:=[.G30]/[.B30]" office:value-type="float" office:value="0">
            <text:p>#VALUE!</text:p>
          </table:table-cell>
          <table:table-cell table:formula="of:=[.A30]/[.B30]" office:value-type="float" office:value="65536">
            <text:p>65536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4"/>
          <table:table-cell/>
          <table:table-cell/>
          <table:table-cell table:formula="of:=[.G31]/[.B31]" office:value-type="float" office:value="0">
            <text:p>#DIV/0!</text:p>
          </table:table-cell>
          <table:table-cell table:formula="of:=[.A31]/[.B31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4"/>
          <table:table-cell/>
          <table:table-cell/>
          <table:table-cell table:formula="of:=[.G32]/[.B32]" office:value-type="float" office:value="0">
            <text:p>#DIV/0!</text:p>
          </table:table-cell>
          <table:table-cell table:formula="of:=[.A32]/[.B32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5.058047771">
            <text:p>135.058047771</text:p>
          </table:table-cell>
          <table:table-cell office:value-type="float" office:value="5.64446687698">
            <text:p>5.644466877</text:p>
          </table:table-cell>
          <table:table-cell office:value-type="float" office:value="93.1838409901">
            <text:p>93.1838409901</text:p>
          </table:table-cell>
          <table:table-cell office:value-type="float" office:value="87.2795908451">
            <text:p>87.2795908451</text:p>
          </table:table-cell>
          <table:table-cell office:value-type="float" office:value="36.2297399044">
            <text:p>36.2297399044</text:p>
          </table:table-cell>
          <table:table-cell table:formula="of:=[.G33]/[.B33]" office:value-type="float" office:value="2.72748721390937">
            <text:p>2.7274872139</text:p>
          </table:table-cell>
          <table:table-cell table:formula="of:=[.A33]/[.B3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4.342750072">
            <text:p>134.342750072</text:p>
          </table:table-cell>
          <table:table-cell office:value-type="float" office:value="5.56355714798">
            <text:p>5.563557148</text:p>
          </table:table-cell>
          <table:table-cell office:value-type="float" office:value="92.3851161003">
            <text:p>92.3851161003</text:p>
          </table:table-cell>
          <table:table-cell office:value-type="float" office:value="87.1020419598">
            <text:p>87.1020419598</text:p>
          </table:table-cell>
          <table:table-cell office:value-type="float" office:value="36.3940768242">
            <text:p>36.3940768242</text:p>
          </table:table-cell>
          <table:table-cell table:formula="of:=[.G34]/[.B34]" office:value-type="float" office:value="2.72193881124375">
            <text:p>2.7219388112</text:p>
          </table:table-cell>
          <table:table-cell table:formula="of:=[.A34]/[.B3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6.089307785">
            <text:p>136.089307785</text:p>
          </table:table-cell>
          <table:table-cell office:value-type="float" office:value="6.87614989281">
            <text:p>6.8761498928</text:p>
          </table:table-cell>
          <table:table-cell office:value-type="float" office:value="92.4305129051">
            <text:p>92.4305129051</text:p>
          </table:table-cell>
          <table:table-cell office:value-type="float" office:value="87.0223500729">
            <text:p>87.0223500729</text:p>
          </table:table-cell>
          <table:table-cell office:value-type="float" office:value="36.7826449871">
            <text:p>36.7826449871</text:p>
          </table:table-cell>
          <table:table-cell table:formula="of:=[.G35]/[.B35]" office:value-type="float" office:value="2.71944843977812">
            <text:p>2.7194484398</text:p>
          </table:table-cell>
          <table:table-cell table:formula="of:=[.A35]/[.B3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5.169708967">
            <text:p>135.169708967</text:p>
          </table:table-cell>
          <table:table-cell office:value-type="float" office:value="5.86793994904">
            <text:p>5.867939949</text:p>
          </table:table-cell>
          <table:table-cell office:value-type="float" office:value="92.8405401707">
            <text:p>92.8405401707</text:p>
          </table:table-cell>
          <table:table-cell office:value-type="float" office:value="87.2792508602">
            <text:p>87.2792508602</text:p>
          </table:table-cell>
          <table:table-cell office:value-type="float" office:value="36.4612288475">
            <text:p>36.4612288475</text:p>
          </table:table-cell>
          <table:table-cell table:formula="of:=[.G36]/[.B36]" office:value-type="float" office:value="2.72747658938125">
            <text:p>2.7274765894</text:p>
          </table:table-cell>
          <table:table-cell table:formula="of:=[.A36]/[.B36]" office:value-type="float" office:value="64">
            <text:p>64</text:p>
          </table:table-cell>
          <table:table-cell table:number-columns-repeated="1014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4.339739799">
            <text:p>134.339739799</text:p>
          </table:table-cell>
          <table:table-cell office:value-type="float" office:value="5.95185184479">
            <text:p>5.9518518448</text:p>
          </table:table-cell>
          <table:table-cell office:value-type="float" office:value="91.7428729534">
            <text:p>91.7428729534</text:p>
          </table:table-cell>
          <table:table-cell office:value-type="float" office:value="85.908616066">
            <text:p>85.908616066</text:p>
          </table:table-cell>
          <table:table-cell office:value-type="float" office:value="36.6450150013">
            <text:p>36.6450150013</text:p>
          </table:table-cell>
          <table:table-cell table:formula="of:=[.G37]/[.B37]" office:value-type="float" office:value="2.6846442520625">
            <text:p>2.6846442521</text:p>
          </table:table-cell>
          <table:table-cell table:formula="of:=[.A37]/[.B37]" office:value-type="float" office:value="128">
            <text:p>128</text:p>
          </table:table-cell>
          <table:table-cell table:number-columns-repeated="1014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7.658877134">
            <text:p>137.658877134</text:p>
          </table:table-cell>
          <table:table-cell office:value-type="float" office:value="7.559664011">
            <text:p>7.559664011</text:p>
          </table:table-cell>
          <table:table-cell office:value-type="float" office:value="93.1891429424">
            <text:p>93.1891429424</text:p>
          </table:table-cell>
          <table:table-cell office:value-type="float" office:value="87.4601039886">
            <text:p>87.4601039886</text:p>
          </table:table-cell>
          <table:table-cell office:value-type="float" office:value="36.9100701809">
            <text:p>36.9100701809</text:p>
          </table:table-cell>
          <table:table-cell table:formula="of:=[.G38]/[.B38]" office:value-type="float" office:value="2.73312824964375">
            <text:p>2.7331282496</text:p>
          </table:table-cell>
          <table:table-cell table:formula="of:=[.A38]/[.B38]" office:value-type="float" office:value="256">
            <text:p>256</text:p>
          </table:table-cell>
          <table:table-cell table:number-columns-repeated="1014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5.23113513">
            <text:p>135.23113513</text:p>
          </table:table-cell>
          <table:table-cell office:value-type="float" office:value="5.68219804764">
            <text:p>5.6821980476</text:p>
          </table:table-cell>
          <table:table-cell office:value-type="float" office:value="92.7381491661">
            <text:p>92.7381491661</text:p>
          </table:table-cell>
          <table:table-cell office:value-type="float" office:value="87.2562019825">
            <text:p>87.2562019825</text:p>
          </table:table-cell>
          <table:table-cell office:value-type="float" office:value="36.8107879162">
            <text:p>36.8107879162</text:p>
          </table:table-cell>
          <table:table-cell table:formula="of:=[.G39]/[.B39]" office:value-type="float" office:value="2.72675631195312">
            <text:p>2.726756312</text:p>
          </table:table-cell>
          <table:table-cell table:formula="of:=[.A39]/[.B39]" office:value-type="float" office:value="512">
            <text:p>512</text:p>
          </table:table-cell>
          <table:table-cell table:number-columns-repeated="1014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5.018590212">
            <text:p>135.018590212</text:p>
          </table:table-cell>
          <table:table-cell office:value-type="float" office:value="5.60644006729">
            <text:p>5.6064400673</text:p>
          </table:table-cell>
          <table:table-cell office:value-type="float" office:value="92.8457000256">
            <text:p>92.8457000256</text:p>
          </table:table-cell>
          <table:table-cell office:value-type="float" office:value="87.2490091324">
            <text:p>87.2490091324</text:p>
          </table:table-cell>
          <table:table-cell office:value-type="float" office:value="36.566450119">
            <text:p>36.566450119</text:p>
          </table:table-cell>
          <table:table-cell table:formula="of:=[.G40]/[.B40]" office:value-type="float" office:value="2.7265315353875">
            <text:p>2.7265315354</text:p>
          </table:table-cell>
          <table:table-cell table:formula="of:=[.A40]/[.B40]" office:value-type="float" office:value="1024">
            <text:p>1024</text:p>
          </table:table-cell>
          <table:table-cell table:number-columns-repeated="1014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4.793345213">
            <text:p>134.793345213</text:p>
          </table:table-cell>
          <table:table-cell office:value-type="float" office:value="5.49660301208">
            <text:p>5.4966030121</text:p>
          </table:table-cell>
          <table:table-cell office:value-type="float" office:value="92.1065030098">
            <text:p>92.1065030098</text:p>
          </table:table-cell>
          <table:table-cell office:value-type="float" office:value="85.29570508">
            <text:p>85.29570508</text:p>
          </table:table-cell>
          <table:table-cell office:value-type="float" office:value="37.1902391911">
            <text:p>37.1902391911</text:p>
          </table:table-cell>
          <table:table-cell table:formula="of:=[.G41]/[.B41]" office:value-type="float" office:value="2.66549078375">
            <text:p>2.6654907838</text:p>
          </table:table-cell>
          <table:table-cell table:formula="of:=[.A41]/[.B41]" office:value-type="float" office:value="2048">
            <text:p>2048</text:p>
          </table:table-cell>
          <table:table-cell table:number-columns-repeated="1014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48.039796114">
            <text:p>148.039796114</text:p>
          </table:table-cell>
          <table:table-cell office:value-type="float" office:value="5.87507009506">
            <text:p>5.8750700951</text:p>
          </table:table-cell>
          <table:table-cell office:value-type="float" office:value="93.6494810581">
            <text:p>93.6494810581</text:p>
          </table:table-cell>
          <table:table-cell office:value-type="float" office:value="84.39148283">
            <text:p>84.39148283</text:p>
          </table:table-cell>
          <table:table-cell office:value-type="float" office:value="48.5152449608">
            <text:p>48.5152449608</text:p>
          </table:table-cell>
          <table:table-cell table:formula="of:=[.G42]/[.B42]" office:value-type="float" office:value="2.6372338384375">
            <text:p>2.6372338384</text:p>
          </table:table-cell>
          <table:table-cell table:formula="of:=[.A42]/[.B42]" office:value-type="float" office:value="4096">
            <text:p>4096</text:p>
          </table:table-cell>
          <table:table-cell table:number-columns-repeated="1014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9.812273026">
            <text:p>139.812273026</text:p>
          </table:table-cell>
          <table:table-cell office:value-type="float" office:value="6.14374303818">
            <text:p>6.1437430382</text:p>
          </table:table-cell>
          <table:table-cell office:value-type="float" office:value="93.6802070141">
            <text:p>93.6802070141</text:p>
          </table:table-cell>
          <table:table-cell office:value-type="float" office:value="83.5163471699">
            <text:p>83.5163471699</text:p>
          </table:table-cell>
          <table:table-cell office:value-type="float" office:value="39.9883229733">
            <text:p>39.9883229733</text:p>
          </table:table-cell>
          <table:table-cell table:formula="of:=[.G43]/[.B43]" office:value-type="float" office:value="2.60988584905937">
            <text:p>2.6098858491</text:p>
          </table:table-cell>
          <table:table-cell table:formula="of:=[.A43]/[.B43]" office:value-type="float" office:value="8192">
            <text:p>8192</text:p>
          </table:table-cell>
          <table:table-cell table:number-columns-repeated="1014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46.338664293">
            <text:p>146.338664293</text:p>
          </table:table-cell>
          <table:table-cell office:value-type="float" office:value="7.81005811691">
            <text:p>7.8100581169</text:p>
          </table:table-cell>
          <table:table-cell office:value-type="float" office:value="93.8533439636">
            <text:p>93.8533439636</text:p>
          </table:table-cell>
          <table:table-cell office:value-type="float" office:value="79.1886370182">
            <text:p>79.1886370182</text:p>
          </table:table-cell>
          <table:table-cell office:value-type="float" office:value="44.6752622128">
            <text:p>44.6752622128</text:p>
          </table:table-cell>
          <table:table-cell table:formula="of:=[.G44]/[.B44]" office:value-type="float" office:value="2.47464490681875">
            <text:p>2.4746449068</text:p>
          </table:table-cell>
          <table:table-cell table:formula="of:=[.A44]/[.B44]" office:value-type="float" office:value="16384">
            <text:p>16384</text:p>
          </table:table-cell>
          <table:table-cell table:number-columns-repeated="1014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5" office:value-type="string">
            <text:p>Argument too long</text:p>
          </table:table-cell>
          <table:table-cell table:formula="of:=[.G45]/[.B45]" office:value-type="float" office:value="0">
            <text:p>#VALUE!</text:p>
          </table:table-cell>
          <table:table-cell table:formula="of:=[.A45]/[.B45]" office:value-type="float" office:value="32768">
            <text:p>32768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4"/>
          <table:table-cell/>
          <table:table-cell/>
          <table:table-cell table:formula="of:=[.G46]/[.B46]" office:value-type="float" office:value="0">
            <text:p>#DIV/0!</text:p>
          </table:table-cell>
          <table:table-cell table:formula="of:=[.A46]/[.B46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4"/>
          <table:table-cell/>
          <table:table-cell/>
          <table:table-cell table:formula="of:=[.G47]/[.B47]" office:value-type="float" office:value="0">
            <text:p>#DIV/0!</text:p>
          </table:table-cell>
          <table:table-cell table:formula="of:=[.A47]/[.B47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85.413125038">
            <text:p>185.413125038</text:p>
          </table:table-cell>
          <table:table-cell office:value-type="float" office:value="5.66050004959">
            <text:p>5.6605000496</text:p>
          </table:table-cell>
          <table:table-cell office:value-type="float" office:value="106.658479929">
            <text:p>106.658479929</text:p>
          </table:table-cell>
          <table:table-cell office:value-type="float" office:value="95.5342559814">
            <text:p>95.5342559814</text:p>
          </table:table-cell>
          <table:table-cell office:value-type="float" office:value="73.0941450596">
            <text:p>73.0941450596</text:p>
          </table:table-cell>
          <table:table-cell table:formula="of:=[.G48]/[.B48]" office:value-type="float" office:value="1.49272274970938">
            <text:p>1.4927227497</text:p>
          </table:table-cell>
          <table:table-cell table:formula="of:=[.A48]/[.B48]"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89.928790092">
            <text:p>189.928790092</text:p>
          </table:table-cell>
          <table:table-cell office:value-type="float" office:value="7.93740391731">
            <text:p>7.9374039173</text:p>
          </table:table-cell>
          <table:table-cell office:value-type="float" office:value="106.631508112">
            <text:p>106.631508112</text:p>
          </table:table-cell>
          <table:table-cell office:value-type="float" office:value="95.2675101757">
            <text:p>95.2675101757</text:p>
          </table:table-cell>
          <table:table-cell office:value-type="float" office:value="75.3598780632">
            <text:p>75.3598780632</text:p>
          </table:table-cell>
          <table:table-cell table:formula="of:=[.G49]/[.B49]" office:value-type="float" office:value="1.48855484649531">
            <text:p>1.4885548465</text:p>
          </table:table-cell>
          <table:table-cell table:formula="of:=[.A49]/[.B49]" office:value-type="float" office:value="8">
            <text:p>8</text:p>
          </table:table-cell>
          <table:table-cell table:number-columns-repeated="1014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93.061115265">
            <text:p>193.061115265</text:p>
          </table:table-cell>
          <table:table-cell office:value-type="float" office:value="9.1300740242">
            <text:p>9.1300740242</text:p>
          </table:table-cell>
          <table:table-cell office:value-type="float" office:value="108.039519072">
            <text:p>108.039519072</text:p>
          </table:table-cell>
          <table:table-cell office:value-type="float" office:value="94.2593200207">
            <text:p>94.2593200207</text:p>
          </table:table-cell>
          <table:table-cell office:value-type="float" office:value="75.8915221691">
            <text:p>75.8915221691</text:p>
          </table:table-cell>
          <table:table-cell table:formula="of:=[.G50]/[.B50]" office:value-type="float" office:value="1.47280187532344">
            <text:p>1.4728018753</text:p>
          </table:table-cell>
          <table:table-cell table:formula="of:=[.A50]/[.B5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85.803340912">
            <text:p>185.803340912</text:p>
          </table:table-cell>
          <table:table-cell office:value-type="float" office:value="5.57764101028">
            <text:p>5.5776410103</text:p>
          </table:table-cell>
          <table:table-cell office:value-type="float" office:value="106.88663888">
            <text:p>106.88663888</text:p>
          </table:table-cell>
          <table:table-cell office:value-type="float" office:value="94.8392989635">
            <text:p>94.8392989635</text:p>
          </table:table-cell>
          <table:table-cell office:value-type="float" office:value="73.3390610218">
            <text:p>73.3390610218</text:p>
          </table:table-cell>
          <table:table-cell table:formula="of:=[.G51]/[.B51]" office:value-type="float" office:value="1.48186404630469">
            <text:p>1.4818640463</text:p>
          </table:table-cell>
          <table:table-cell table:formula="of:=[.A51]/[.B5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86.416800976">
            <text:p>186.416800976</text:p>
          </table:table-cell>
          <table:table-cell office:value-type="float" office:value="5.94593906403">
            <text:p>5.945939064</text:p>
          </table:table-cell>
          <table:table-cell office:value-type="float" office:value="106.796273947">
            <text:p>106.796273947</text:p>
          </table:table-cell>
          <table:table-cell office:value-type="float" office:value="94.7588331699">
            <text:p>94.7588331699</text:p>
          </table:table-cell>
          <table:table-cell office:value-type="float" office:value="73.674587965">
            <text:p>73.674587965</text:p>
          </table:table-cell>
          <table:table-cell table:formula="of:=[.G52]/[.B52]" office:value-type="float" office:value="1.48060676827969">
            <text:p>1.4806067683</text:p>
          </table:table-cell>
          <table:table-cell table:formula="of:=[.A52]/[.B52]" office:value-type="float" office:value="64">
            <text:p>64</text:p>
          </table:table-cell>
          <table:table-cell table:number-columns-repeated="1014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88.966052055">
            <text:p>188.966052055</text:p>
          </table:table-cell>
          <table:table-cell office:value-type="float" office:value="5.80860805511">
            <text:p>5.8086080551</text:p>
          </table:table-cell>
          <table:table-cell office:value-type="float" office:value="108.230599165">
            <text:p>108.230599165</text:p>
          </table:table-cell>
          <table:table-cell office:value-type="float" office:value="96.7731900215">
            <text:p>96.7731900215</text:p>
          </table:table-cell>
          <table:table-cell office:value-type="float" office:value="74.9268448353">
            <text:p>74.9268448353</text:p>
          </table:table-cell>
          <table:table-cell table:formula="of:=[.G53]/[.B53]" office:value-type="float" office:value="1.51208109408594">
            <text:p>1.5120810941</text:p>
          </table:table-cell>
          <table:table-cell table:formula="of:=[.A53]/[.B53]" office:value-type="float" office:value="128">
            <text:p>128</text:p>
          </table:table-cell>
          <table:table-cell table:number-columns-repeated="1014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86.594857931">
            <text:p>186.594857931</text:p>
          </table:table-cell>
          <table:table-cell office:value-type="float" office:value="6.04602599144">
            <text:p>6.0460259914</text:p>
          </table:table-cell>
          <table:table-cell office:value-type="float" office:value="105.631747961">
            <text:p>105.631747961</text:p>
          </table:table-cell>
          <table:table-cell office:value-type="float" office:value="93.1387479305">
            <text:p>93.1387479305</text:p>
          </table:table-cell>
          <table:table-cell office:value-type="float" office:value="74.9170839787">
            <text:p>74.9170839787</text:p>
          </table:table-cell>
          <table:table-cell table:formula="of:=[.G54]/[.B54]" office:value-type="float" office:value="1.45529293641406">
            <text:p>1.4552929364</text:p>
          </table:table-cell>
          <table:table-cell table:formula="of:=[.A54]/[.B54]" office:value-type="float" office:value="256">
            <text:p>256</text:p>
          </table:table-cell>
          <table:table-cell table:number-columns-repeated="1014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87.105248928">
            <text:p>187.105248928</text:p>
          </table:table-cell>
          <table:table-cell office:value-type="float" office:value="6.37811303139">
            <text:p>6.3781130314</text:p>
          </table:table-cell>
          <table:table-cell office:value-type="float" office:value="105.474520922">
            <text:p>105.474520922</text:p>
          </table:table-cell>
          <table:table-cell office:value-type="float" office:value="93.1441278458">
            <text:p>93.1441278458</text:p>
          </table:table-cell>
          <table:table-cell office:value-type="float" office:value="75.252614975">
            <text:p>75.252614975</text:p>
          </table:table-cell>
          <table:table-cell table:formula="of:=[.G55]/[.B55]" office:value-type="float" office:value="1.45537699759063">
            <text:p>1.4553769976</text:p>
          </table:table-cell>
          <table:table-cell table:formula="of:=[.A55]/[.B55]" office:value-type="float" office:value="512">
            <text:p>512</text:p>
          </table:table-cell>
          <table:table-cell table:number-columns-repeated="1014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90.226904154">
            <text:p>190.226904154</text:p>
          </table:table-cell>
          <table:table-cell office:value-type="float" office:value="7.71559906006">
            <text:p>7.7155990601</text:p>
          </table:table-cell>
          <table:table-cell office:value-type="float" office:value="105.889230013">
            <text:p>105.889230013</text:p>
          </table:table-cell>
          <table:table-cell office:value-type="float" office:value="93.1370079517">
            <text:p>93.1370079517</text:p>
          </table:table-cell>
          <table:table-cell office:value-type="float" office:value="76.6220750809">
            <text:p>76.6220750809</text:p>
          </table:table-cell>
          <table:table-cell table:formula="of:=[.G56]/[.B56]" office:value-type="float" office:value="1.45526574924531">
            <text:p>1.4552657492</text:p>
          </table:table-cell>
          <table:table-cell table:formula="of:=[.A56]/[.B56]" office:value-type="float" office:value="1024">
            <text:p>1024</text:p>
          </table:table-cell>
          <table:table-cell table:number-columns-repeated="1014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98.329286098">
            <text:p>198.329286098</text:p>
          </table:table-cell>
          <table:table-cell office:value-type="float" office:value="11.970870018">
            <text:p>11.970870018</text:p>
          </table:table-cell>
          <table:table-cell office:value-type="float" office:value="108.112178087">
            <text:p>108.112178087</text:p>
          </table:table-cell>
          <table:table-cell office:value-type="float" office:value="93.8308980465">
            <text:p>93.8308980465</text:p>
          </table:table-cell>
          <table:table-cell office:value-type="float" office:value="78.2462379932">
            <text:p>78.2462379932</text:p>
          </table:table-cell>
          <table:table-cell table:formula="of:=[.G57]/[.B57]" office:value-type="float" office:value="1.46610778197656">
            <text:p>1.466107782</text:p>
          </table:table-cell>
          <table:table-cell table:formula="of:=[.A57]/[.B57]" office:value-type="float" office:value="2048">
            <text:p>2048</text:p>
          </table:table-cell>
          <table:table-cell table:number-columns-repeated="1014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96.620120287">
            <text:p>196.620120287</text:p>
          </table:table-cell>
          <table:table-cell office:value-type="float" office:value="6.7350871563">
            <text:p>6.7350871563</text:p>
          </table:table-cell>
          <table:table-cell office:value-type="float" office:value="108.556005955">
            <text:p>108.556005955</text:p>
          </table:table-cell>
          <table:table-cell office:value-type="float" office:value="89.0460309982">
            <text:p>89.0460309982</text:p>
          </table:table-cell>
          <table:table-cell office:value-type="float" office:value="81.3290271759">
            <text:p>81.3290271759</text:p>
          </table:table-cell>
          <table:table-cell table:formula="of:=[.G58]/[.B58]" office:value-type="float" office:value="1.39134423434688">
            <text:p>1.3913442343</text:p>
          </table:table-cell>
          <table:table-cell table:formula="of:=[.A58]/[.B58]" office:value-type="float" office:value="4096">
            <text:p>4096</text:p>
          </table:table-cell>
          <table:table-cell table:number-columns-repeated="1014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95.919403076">
            <text:p>195.919403076</text:p>
          </table:table-cell>
          <table:table-cell office:value-type="float" office:value="5.87559199333">
            <text:p>5.8755919933</text:p>
          </table:table-cell>
          <table:table-cell office:value-type="float" office:value="108.036270142">
            <text:p>108.036270142</text:p>
          </table:table-cell>
          <table:table-cell office:value-type="float" office:value="89.0156650543">
            <text:p>89.0156650543</text:p>
          </table:table-cell>
          <table:table-cell office:value-type="float" office:value="82.0075409412">
            <text:p>82.0075409412</text:p>
          </table:table-cell>
          <table:table-cell table:formula="of:=[.G59]/[.B59]" office:value-type="float" office:value="1.39086976647344">
            <text:p>1.3908697665</text:p>
          </table:table-cell>
          <table:table-cell table:formula="of:=[.A59]/[.B59]" office:value-type="float" office:value="8192">
            <text:p>8192</text:p>
          </table:table-cell>
          <table:table-cell table:number-columns-repeated="1014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08.566227198">
            <text:p>208.566227198</text:p>
          </table:table-cell>
          <table:table-cell office:value-type="float" office:value="5.83153009415">
            <text:p>5.8315300942</text:p>
          </table:table-cell>
          <table:table-cell office:value-type="float" office:value="108.286365032">
            <text:p>108.286365032</text:p>
          </table:table-cell>
          <table:table-cell office:value-type="float" office:value="89.0224301815">
            <text:p>89.0224301815</text:p>
          </table:table-cell>
          <table:table-cell office:value-type="float" office:value="94.4483320713">
            <text:p>94.4483320713</text:p>
          </table:table-cell>
          <table:table-cell table:formula="of:=[.G60]/[.B60]" office:value-type="float" office:value="1.39097547158594">
            <text:p>1.3909754716</text:p>
          </table:table-cell>
          <table:table-cell table:formula="of:=[.A60]/[.B60]" office:value-type="float" office:value="16384">
            <text:p>16384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93.280421019">
            <text:p>293.280421019</text:p>
          </table:table-cell>
          <table:table-cell office:value-type="float" office:value="9.26782202721">
            <text:p>9.2678220272</text:p>
          </table:table-cell>
          <table:table-cell office:value-type="float" office:value="134.91732192">
            <text:p>134.91732192</text:p>
          </table:table-cell>
          <table:table-cell office:value-type="float" office:value="112.094958067">
            <text:p>112.094958067</text:p>
          </table:table-cell>
          <table:table-cell office:value-type="float" office:value="149.095277071">
            <text:p>149.095277071</text:p>
          </table:table-cell>
          <table:table-cell table:formula="of:=[.G64]/[.B64]" office:value-type="float" office:value="0.875741859898437">
            <text:p>0.8757418599</text:p>
          </table:table-cell>
          <table:table-cell table:formula="of:=[.A64]/[.B64]"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65.355556011">
            <text:p>265.355556011</text:p>
          </table:table-cell>
          <table:table-cell office:value-type="float" office:value="4.80939292908">
            <text:p>4.8093929291</text:p>
          </table:table-cell>
          <table:table-cell office:value-type="float" office:value="134.980856895">
            <text:p>134.980856895</text:p>
          </table:table-cell>
          <table:table-cell office:value-type="float" office:value="113.38303709">
            <text:p>113.38303709</text:p>
          </table:table-cell>
          <table:table-cell office:value-type="float" office:value="125.565306187">
            <text:p>125.565306187</text:p>
          </table:table-cell>
          <table:table-cell table:formula="of:=[.G65]/[.B65]" office:value-type="float" office:value="0.885804977265625">
            <text:p>0.8858049773</text:p>
          </table:table-cell>
          <table:table-cell table:formula="of:=[.A65]/[.B65]"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67.411630154">
            <text:p>267.411630154</text:p>
          </table:table-cell>
          <table:table-cell office:value-type="float" office:value="4.75584697723">
            <text:p>4.7558469772</text:p>
          </table:table-cell>
          <table:table-cell office:value-type="float" office:value="133.125995159">
            <text:p>133.125995159</text:p>
          </table:table-cell>
          <table:table-cell office:value-type="float" office:value="111.488659143">
            <text:p>111.488659143</text:p>
          </table:table-cell>
          <table:table-cell office:value-type="float" office:value="129.529788017">
            <text:p>129.529788017</text:p>
          </table:table-cell>
          <table:table-cell table:formula="of:=[.G66]/[.B66]" office:value-type="float" office:value="0.871005149554687">
            <text:p>0.8710051496</text:p>
          </table:table-cell>
          <table:table-cell table:formula="of:=[.A66]/[.B6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63.370271921">
            <text:p>263.370271921</text:p>
          </table:table-cell>
          <table:table-cell office:value-type="float" office:value="4.75419688225">
            <text:p>4.7541968823</text:p>
          </table:table-cell>
          <table:table-cell office:value-type="float" office:value="133.064563036">
            <text:p>133.064563036</text:p>
          </table:table-cell>
          <table:table-cell office:value-type="float" office:value="111.355453968">
            <text:p>111.355453968</text:p>
          </table:table-cell>
          <table:table-cell office:value-type="float" office:value="125.551512003">
            <text:p>125.551512003</text:p>
          </table:table-cell>
          <table:table-cell table:formula="of:=[.G67]/[.B67]" office:value-type="float" office:value="0.869964484125">
            <text:p>0.8699644841</text:p>
          </table:table-cell>
          <table:table-cell table:formula="of:=[.A67]/[.B6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63.749179125">
            <text:p>263.749179125</text:p>
          </table:table-cell>
          <table:table-cell office:value-type="float" office:value="4.78516292572">
            <text:p>4.7851629257</text:p>
          </table:table-cell>
          <table:table-cell office:value-type="float" office:value="133.094926119">
            <text:p>133.094926119</text:p>
          </table:table-cell>
          <table:table-cell office:value-type="float" office:value="111.475857019">
            <text:p>111.475857019</text:p>
          </table:table-cell>
          <table:table-cell office:value-type="float" office:value="125.86909008">
            <text:p>125.86909008</text:p>
          </table:table-cell>
          <table:table-cell table:formula="of:=[.G68]/[.B68]" office:value-type="float" office:value="0.870905132960938">
            <text:p>0.870905133</text:p>
          </table:table-cell>
          <table:table-cell table:formula="of:=[.A68]/[.B68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61.21417594">
            <text:p>261.21417594</text:p>
          </table:table-cell>
          <table:table-cell office:value-type="float" office:value="4.90834188461">
            <text:p>4.9083418846</text:p>
          </table:table-cell>
          <table:table-cell office:value-type="float" office:value="130.91456008">
            <text:p>130.91456008</text:p>
          </table:table-cell>
          <table:table-cell office:value-type="float" office:value="109.271573067">
            <text:p>109.271573067</text:p>
          </table:table-cell>
          <table:table-cell office:value-type="float" office:value="125.391273975">
            <text:p>125.391273975</text:p>
          </table:table-cell>
          <table:table-cell table:formula="of:=[.G69]/[.B69]" office:value-type="float" office:value="0.853684164585938">
            <text:p>0.8536841646</text:p>
          </table:table-cell>
          <table:table-cell table:formula="of:=[.A69]/[.B69]" office:value-type="float" office:value="64">
            <text:p>64</text:p>
          </table:table-cell>
          <table:table-cell table:number-columns-repeated="1014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62.828872681">
            <text:p>262.828872681</text:p>
          </table:table-cell>
          <table:table-cell office:value-type="float" office:value="4.83157587051">
            <text:p>4.8315758705</text:p>
          </table:table-cell>
          <table:table-cell office:value-type="float" office:value="131.237610817">
            <text:p>131.237610817</text:p>
          </table:table-cell>
          <table:table-cell office:value-type="float" office:value="109.644687891">
            <text:p>109.644687891</text:p>
          </table:table-cell>
          <table:table-cell office:value-type="float" office:value="126.759685993">
            <text:p>126.759685993</text:p>
          </table:table-cell>
          <table:table-cell table:formula="of:=[.G70]/[.B70]" office:value-type="float" office:value="0.856599124148437">
            <text:p>0.8565991241</text:p>
          </table:table-cell>
          <table:table-cell table:formula="of:=[.A70]/[.B70]" office:value-type="float" office:value="128">
            <text:p>128</text:p>
          </table:table-cell>
          <table:table-cell table:number-columns-repeated="1014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62.934130192">
            <text:p>262.934130192</text:p>
          </table:table-cell>
          <table:table-cell office:value-type="float" office:value="4.83471012115">
            <text:p>4.8347101212</text:p>
          </table:table-cell>
          <table:table-cell office:value-type="float" office:value="131.544594049">
            <text:p>131.544594049</text:p>
          </table:table-cell>
          <table:table-cell office:value-type="float" office:value="109.247980833">
            <text:p>109.247980833</text:p>
          </table:table-cell>
          <table:table-cell office:value-type="float" office:value="126.554826021">
            <text:p>126.554826021</text:p>
          </table:table-cell>
          <table:table-cell table:formula="of:=[.G71]/[.B71]" office:value-type="float" office:value="0.853499850257813">
            <text:p>0.8534998503</text:p>
          </table:table-cell>
          <table:table-cell table:formula="of:=[.A71]/[.B71]" office:value-type="float" office:value="256">
            <text:p>256</text:p>
          </table:table-cell>
          <table:table-cell table:number-columns-repeated="1014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64.09382391">
            <text:p>264.09382391</text:p>
          </table:table-cell>
          <table:table-cell office:value-type="float" office:value="4.74694108963">
            <text:p>4.7469410896</text:p>
          </table:table-cell>
          <table:table-cell office:value-type="float" office:value="132.816638947">
            <text:p>132.816638947</text:p>
          </table:table-cell>
          <table:table-cell office:value-type="float" office:value="111.35271883">
            <text:p>111.35271883</text:p>
          </table:table-cell>
          <table:table-cell office:value-type="float" office:value="126.530243874">
            <text:p>126.530243874</text:p>
          </table:table-cell>
          <table:table-cell table:formula="of:=[.G72]/[.B72]" office:value-type="float" office:value="0.869943115859375">
            <text:p>0.8699431159</text:p>
          </table:table-cell>
          <table:table-cell table:formula="of:=[.A72]/[.B72]" office:value-type="float" office:value="512">
            <text:p>512</text:p>
          </table:table-cell>
          <table:table-cell table:number-columns-repeated="1014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69.359377146">
            <text:p>269.359377146</text:p>
          </table:table-cell>
          <table:table-cell office:value-type="float" office:value="4.74489212036">
            <text:p>4.7448921204</text:p>
          </table:table-cell>
          <table:table-cell office:value-type="float" office:value="133.784621954">
            <text:p>133.784621954</text:p>
          </table:table-cell>
          <table:table-cell office:value-type="float" office:value="111.488021135">
            <text:p>111.488021135</text:p>
          </table:table-cell>
          <table:table-cell office:value-type="float" office:value="130.829863071">
            <text:p>130.829863071</text:p>
          </table:table-cell>
          <table:table-cell table:formula="of:=[.G73]/[.B73]" office:value-type="float" office:value="0.871000165117187">
            <text:p>0.8710001651</text:p>
          </table:table-cell>
          <table:table-cell table:formula="of:=[.A73]/[.B73]" office:value-type="float" office:value="1024">
            <text:p>1024</text:p>
          </table:table-cell>
          <table:table-cell table:number-columns-repeated="1014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72.678248167">
            <text:p>272.678248167</text:p>
          </table:table-cell>
          <table:table-cell office:value-type="float" office:value="4.78552412987">
            <text:p>4.7855241299</text:p>
          </table:table-cell>
          <table:table-cell office:value-type="float" office:value="136.097306967">
            <text:p>136.097306967</text:p>
          </table:table-cell>
          <table:table-cell office:value-type="float" office:value="113.681798935">
            <text:p>113.681798935</text:p>
          </table:table-cell>
          <table:table-cell office:value-type="float" office:value="131.79541707">
            <text:p>131.79541707</text:p>
          </table:table-cell>
          <table:table-cell table:formula="of:=[.G74]/[.B74]" office:value-type="float" office:value="0.888139054179688">
            <text:p>0.8881390542</text:p>
          </table:table-cell>
          <table:table-cell table:formula="of:=[.A74]/[.B74]" office:value-type="float" office:value="2048">
            <text:p>2048</text:p>
          </table:table-cell>
          <table:table-cell table:number-columns-repeated="1014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79.965144157">
            <text:p>279.965144157</text:p>
          </table:table-cell>
          <table:table-cell office:value-type="float" office:value="4.80934810638">
            <text:p>4.8093481064</text:p>
          </table:table-cell>
          <table:table-cell office:value-type="float" office:value="136.864906073">
            <text:p>136.864906073</text:p>
          </table:table-cell>
          <table:table-cell office:value-type="float" office:value="113.593528986">
            <text:p>113.593528986</text:p>
          </table:table-cell>
          <table:table-cell office:value-type="float" office:value="138.290889978">
            <text:p>138.290889978</text:p>
          </table:table-cell>
          <table:table-cell table:formula="of:=[.G75]/[.B75]" office:value-type="float" office:value="0.887449445203125">
            <text:p>0.8874494452</text:p>
          </table:table-cell>
          <table:table-cell table:formula="of:=[.A75]/[.B75]" office:value-type="float" office:value="4096">
            <text:p>4096</text:p>
          </table:table-cell>
          <table:table-cell table:number-columns-repeated="1014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93.676378012">
            <text:p>293.676378012</text:p>
          </table:table-cell>
          <table:table-cell office:value-type="float" office:value="4.86477994919">
            <text:p>4.8647799492</text:p>
          </table:table-cell>
          <table:table-cell office:value-type="float" office:value="140.151407003">
            <text:p>140.151407003</text:p>
          </table:table-cell>
          <table:table-cell office:value-type="float" office:value="113.778628826">
            <text:p>113.778628826</text:p>
          </table:table-cell>
          <table:table-cell office:value-type="float" office:value="148.660191059">
            <text:p>148.660191059</text:p>
          </table:table-cell>
          <table:table-cell table:formula="of:=[.G76]/[.B76]" office:value-type="float" office:value="0.888895537703125">
            <text:p>0.8888955377</text:p>
          </table:table-cell>
          <table:table-cell table:formula="of:=[.A76]/[.B76]" office:value-type="float" office:value="8192">
            <text:p>8192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 </meta:initial-creator>
    <meta:creation-date>2013-08-30T06:37:04</meta:creation-date>
    <dc:date>2013-08-30T19:08:59</dc:date>
    <dc:creator>Vivek </dc:creator>
    <meta:editing-duration>PT11H35M51S</meta:editing-duration>
    <meta:editing-cycles>6</meta:editing-cycles>
    <meta:generator>LibreOffice/4.0.2.2$Linux_X86_64 LibreOffice_project/400m0$Build-2</meta:generator>
    <meta:document-statistic meta:table-count="1" meta:cell-count="690" meta:object-count="0"/>
  </office:meta>
</office:document-meta>
</file>